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5cm" fo:min-width="0cm"/>
    </style:style>
    <style:style style:name="gr7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2.54cm" svg:height="1.143cm" svg:x="12.938cm" svg:y="5.699cm">
          <text:p text:style-name="P1">LED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2.54cm" svg:height="1.143cm" svg:x="7.731cm" svg:y="5.699cm">
          <text:p text:style-name="P1">POPO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54cm" svg:height="1.143cm" svg:x="3.032cm" svg:y="4.81cm">
          <text:p text:style-name="P1">Key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2.54cm" svg:height="1.27cm" svg:x="12.938cm" svg:y="3.667cm">
          <text:p text:style-name="P1">LED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line-skew="-2.794cm" svg:x1="5.572cm" svg:y1="5.381cm" svg:x2="12.938cm" svg:y2="4.302cm" draw:start-shape="id1" draw:start-glue-point="1" draw:end-shape="id2" draw:end-glue-point="3" svg:d="M5572 5381h889v-1079h6477" svg:viewBox="0 0 7367 1080">
          <text:p/>
        </draw:connector>
        <draw:frame draw:style-name="gr3" draw:layer="layout" svg:width="10.222cm" svg:height="1.673cm" svg:x="1.889cm" svg:y="1.889cm">
          <draw:text-box>
            <text:p>1. Push On / Push Off</text:p>
            <text:p>Tekan tombol utk mengubah LED2</text:p>
          </draw:text-box>
        </draw:frame>
        <draw:frame draw:style-name="gr3" draw:layer="layout" svg:width="8.545cm" svg:height="0.962cm" svg:x="7.822cm" svg:y="7.912cm">
          <draw:text-box>
            <text:p>POPO: T-FF / JK-FF (circuit)</text:p>
          </draw:text-box>
        </draw:frame>
        <draw:connector draw:style-name="gr2" draw:text-style-name="P1" draw:layer="layout" draw:line-skew="-0.191cm" svg:x1="5.572cm" svg:y1="5.381cm" svg:x2="7.731cm" svg:y2="6.27cm" draw:start-shape="id1" draw:start-glue-point="1" draw:end-shape="id3" draw:end-glue-point="3" svg:d="M5572 5381h889v889h1270" svg:viewBox="0 0 2160 890">
          <text:p/>
        </draw:connector>
        <draw:connector draw:style-name="gr2" draw:text-style-name="P1" draw:layer="layout" svg:x1="10.271cm" svg:y1="6.27cm" svg:x2="12.938cm" svg:y2="6.27cm" draw:start-shape="id3" draw:start-glue-point="1" draw:end-shape="id4" draw:end-glue-point="3" svg:d="M10271 6270h2667" svg:viewBox="0 0 2668 1">
          <text:p/>
        </draw:connector>
      </draw:page>
      <draw:page draw:name="page2" draw:style-name="dp1" draw:master-page-name="Default">
        <draw:custom-shape draw:style-name="gr1" draw:text-style-name="P1" draw:layer="layout" svg:width="1.397cm" svg:height="2.286cm" svg:x="15.351cm" svg:y="4.429cm">
          <text:p text:style-name="P1">7S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286cm" svg:x="11.668cm" svg:y="4.429cm">
          <text:p text:style-name="P1">BCD</text:p>
          <text:p text:style-name="P1">7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7.223cm" svg:y="4.429cm">
          <text:p text:style-name="P1">Binary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2.524cm" svg:y="4.429cm">
          <text:p text:style-name="P1">Key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5.064cm" svg:y1="5.572cm" svg:x2="7.223cm" svg:y2="5.572cm">
          <text:p/>
        </draw:line>
        <draw:custom-shape draw:style-name="gr1" draw:text-style-name="P1" draw:layer="layout" svg:width="1.905cm" svg:height="1.27cm" svg:x="9.763cm" svg:y="5.064cm">
          <text:p text:style-name="P1">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1.27cm" svg:x="13.446cm" svg:y="4.937cm">
          <text:p text:style-name="P1">7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397cm" svg:height="2.286cm" svg:x="15.097cm" svg:y="10.779cm">
          <text:p text:style-name="P1">7S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286cm" svg:x="11.414cm" svg:y="10.779cm">
          <text:p text:style-name="P1">BCD</text:p>
          <text:p text:style-name="P1">7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6.969cm" svg:y="10.779cm">
          <text:p text:style-name="P1">Decade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2.27cm" svg:y="10.779cm">
          <text:p text:style-name="P1">Key2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81cm" svg:y1="11.922cm" svg:x2="6.969cm" svg:y2="11.922cm">
          <text:p/>
        </draw:line>
        <draw:custom-shape draw:style-name="gr1" draw:text-style-name="P1" draw:layer="layout" svg:width="1.905cm" svg:height="1.27cm" svg:x="9.509cm" svg:y="11.414cm">
          <text:p text:style-name="P1">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905cm" svg:height="1.27cm" svg:x="13.192cm" svg:y="11.287cm">
          <text:p text:style-name="P1">7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397cm" svg:height="2.286cm" svg:x="17.841cm" svg:y="20.431cm">
          <text:p text:style-name="P1">7-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778cm" svg:height="2.286cm" svg:x="14.589cm" svg:y="20.431cm">
          <text:p text:style-name="P1">BCD</text:p>
          <text:p text:style-name="P1">7-S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2.54cm" svg:height="2.286cm" svg:x="10.525cm" svg:y="20.431cm">
          <text:p text:style-name="P1">Decade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2.159cm" svg:height="1.143cm" svg:x="2.905cm" svg:y="18.399cm">
          <text:p text:style-name="P1">Key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74cm" svg:height="1.27cm" svg:x="13.065cm" svg:y="20.939cm">
          <text:p text:style-name="P1">4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draw:layer="layout" svg:width="1.474cm" svg:height="1.27cm" svg:x="16.367cm" svg:y="20.939cm">
          <text:p text:style-name="P1">7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1" xml:id="id8" draw:id="id8" draw:layer="layout" svg:width="2.159cm" svg:height="1.016cm" svg:x="2.905cm" svg:y="21.066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2.54cm" svg:height="2.286cm" svg:x="6.588cm" svg:y="20.431cm">
          <text:p text:style-name="P1">N</text:p>
          <text:p text:style-name="P1">Counter</text:p>
          <draw:enhanced-geometry svg:viewBox="0 0 21600 21600" draw:type="rectangle" draw:enhanced-path="M 0 0 L 21600 0 21600 21600 0 21600 0 0 Z N"/>
        </draw:custom-shape>
        <draw:frame draw:style-name="gr3" draw:layer="layout" svg:width="3.639cm" svg:height="0.962cm" svg:x="2.458cm" svg:y="1cm">
          <draw:text-box>
            <text:p>2. Counter </text:p>
          </draw:text-box>
        </draw:frame>
        <draw:frame draw:style-name="gr3" draw:layer="layout" svg:width="8.109cm" svg:height="1.673cm" svg:x="2.524cm" svg:y="2.324cm">
          <draw:text-box>
            <text:p>2.1 Binary Counter 4 bit</text:p>
            <text:p>Naik setiap tombol ditekan </text:p>
          </draw:text-box>
        </draw:frame>
        <draw:frame draw:style-name="gr3" draw:layer="layout" svg:width="13.922cm" svg:height="1.673cm" svg:x="2.27cm" svg:y="8.62cm">
          <draw:text-box>
            <text:p>2.2 Decade Counter 4 bit</text:p>
            <text:p>Naik setiap tombol ditekan, sampai 9 kembali 0 </text:p>
          </draw:text-box>
        </draw:frame>
        <draw:frame draw:style-name="gr3" draw:layer="layout" svg:width="13.033cm" svg:height="2.384cm" svg:x="2.143cm" svg:y="15.478cm">
          <draw:text-box>
            <text:p>2.3 Counter + POPO <text:line-break/>Naik otomatis setiap 3 detik kalau POPO=on</text:p>
            <text:p>Key2 ditekan, kembali 0</text:p>
          </draw:text-box>
        </draw:frame>
        <draw:custom-shape draw:style-name="gr1" draw:text-style-name="P1" xml:id="id5" draw:id="id5" draw:layer="layout" svg:width="2.54cm" svg:height="1.143cm" svg:x="10.525cm" svg:y="18.399cm">
          <text:p text:style-name="P1">POPO</text:p>
          <draw:enhanced-geometry svg:viewBox="0 0 21600 21600" draw:type="rectangle" draw:enhanced-path="M 0 0 L 21600 0 21600 21600 0 21600 0 0 Z N"/>
        </draw:custom-shape>
        <draw:frame draw:style-name="gr3" draw:layer="layout" svg:width="11.483cm" svg:height="1.673cm" svg:x="7.805cm" svg:y="25.235cm">
          <draw:text-box>
            <text:p>N counter = cacah max, sampai 3 detik</text:p>
            <text:p><text:s text:c="6"/>(verilog)</text:p>
          </draw:text-box>
        </draw:frame>
        <draw:frame draw:style-name="gr3" draw:layer="layout" svg:width="7.089cm" svg:height="0.962cm" svg:x="10.144cm" svg:y="24.114cm">
          <draw:text-box>
            <text:p>Clock, Counter: verylog</text:p>
          </draw:text-box>
        </draw:frame>
        <draw:frame draw:style-name="gr3" draw:layer="layout" svg:width="8.122cm" svg:height="0.962cm" svg:x="10.349cm" svg:y="6.896cm">
          <draw:text-box>
            <text:p>Counter: 4 x JK-FF (circuit)</text:p>
          </draw:text-box>
        </draw:frame>
        <draw:frame draw:style-name="gr3" draw:layer="layout" svg:width="10.048cm" svg:height="0.962cm" svg:x="9.367cm" svg:y="13.5cm">
          <draw:text-box>
            <text:p>Decade Counter: tambah reset 10</text:p>
          </draw:text-box>
        </draw:frame>
        <draw:connector draw:style-name="gr2" draw:text-style-name="P1" draw:layer="layout" svg:x1="11.795cm" svg:y1="19.542cm" svg:x2="11.795cm" svg:y2="20.431cm" draw:start-shape="id5" draw:start-glue-point="2" draw:end-shape="id6" draw:end-glue-point="0" svg:d="M11795 19542v889" svg:viewBox="0 0 1 890">
          <text:p/>
        </draw:connector>
        <draw:connector draw:style-name="gr2" draw:text-style-name="P1" draw:layer="layout" svg:x1="5.064cm" svg:y1="18.97cm" svg:x2="10.525cm" svg:y2="18.97cm" draw:start-shape="id7" draw:start-glue-point="1" draw:end-shape="id5" draw:end-glue-point="3" svg:d="M5064 18970h5461" svg:viewBox="0 0 5462 1">
          <text:p/>
        </draw:connector>
        <draw:connector draw:style-name="gr2" draw:text-style-name="P1" draw:layer="layout" svg:x1="5.064cm" svg:y1="21.574cm" svg:x2="6.588cm" svg:y2="21.574cm" draw:start-shape="id8" draw:start-glue-point="1" draw:end-shape="id9" draw:end-glue-point="3" svg:d="M5064 21574h1524" svg:viewBox="0 0 1525 1">
          <text:p/>
        </draw:connector>
        <draw:connector draw:style-name="gr2" draw:text-style-name="P1" draw:layer="layout" svg:x1="9.128cm" svg:y1="21.574cm" svg:x2="10.525cm" svg:y2="21.574cm" draw:start-shape="id9" draw:end-shape="id6" svg:d="M9128 21574h1397" svg:viewBox="0 0 1398 1">
          <text:p/>
        </draw:connector>
        <draw:frame draw:style-name="gr3" draw:layer="layout" svg:width="1.349cm" svg:height="0.962cm" svg:x="5.699cm" svg:y="5.699cm">
          <draw:text-box>
            <text:p>cnt</text:p>
          </draw:text-box>
        </draw:frame>
        <draw:frame draw:style-name="gr3" draw:layer="layout" svg:width="1.349cm" svg:height="0.962cm" svg:x="5.318cm" svg:y="12.103cm">
          <draw:text-box>
            <text:p>cnt</text:p>
          </draw:text-box>
        </draw:frame>
        <draw:frame draw:style-name="gr3" draw:layer="layout" svg:width="1.349cm" svg:height="0.962cm" svg:x="5.112cm" svg:y="21.755cm">
          <draw:text-box>
            <text:p>cnt</text:p>
          </draw:text-box>
        </draw:frame>
        <draw:frame draw:style-name="gr3" draw:layer="layout" svg:width="1.205cm" svg:height="0.962cm" svg:x="11.987cm" svg:y="19.469cm">
          <draw:text-box>
            <text:p>en</text:p>
          </draw:text-box>
        </draw:frame>
        <draw:custom-shape draw:style-name="gr1" draw:text-style-name="P1" xml:id="id10" draw:id="id10" draw:layer="layout" svg:width="2.159cm" svg:height="1.143cm" svg:x="2.905cm" svg:y="23.733cm">
          <text:p text:style-name="P1">Key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064cm" svg:y1="24.304cm" svg:x2="11.795cm" svg:y2="22.717cm" draw:start-shape="id10" draw:start-glue-point="1" draw:end-shape="id6" draw:end-glue-point="2" svg:d="M5064 24304h6731v-1587" svg:viewBox="0 0 6732 1588">
          <text:p/>
        </draw:connector>
        <draw:frame draw:style-name="gr3" draw:layer="layout" svg:width="1.209cm" svg:height="0.962cm" svg:x="11.983cm" svg:y="22.717cm">
          <draw:text-box>
            <text:p>rst</text:p>
          </draw:text-box>
        </draw:frame>
        <draw:frame draw:style-name="gr3" draw:layer="layout" svg:width="1.349cm" svg:height="0.962cm" svg:x="9.176cm" svg:y="21.828cm">
          <draw:text-box>
            <text:p>cnt</text:p>
          </draw:text-box>
        </draw:frame>
      </draw:page>
      <draw:page draw:name="page3" draw:style-name="dp1" draw:master-page-name="Default">
        <draw:frame draw:style-name="gr3" draw:layer="layout" svg:width="5.015cm" svg:height="0.962cm" svg:x="2.459cm" svg:y="1.001cm">
          <draw:text-box>
            <text:p>3. Shift Register</text:p>
          </draw:text-box>
        </draw:frame>
        <draw:frame draw:style-name="gr3" draw:layer="layout" svg:width="6.691cm" svg:height="2.384cm" svg:x="2.531cm" svg:y="2.779cm">
          <draw:text-box>
            <text:p>3.1 Shift 4 bit</text:p>
            <text:p>Key1 + POPO = input</text:p>
            <text:p>Key3 = Dot bergeser <text:s/></text:p>
          </draw:text-box>
        </draw:frame>
        <draw:custom-shape draw:style-name="gr1" draw:text-style-name="P1" xml:id="id12" draw:id="id12" draw:layer="layout" svg:width="2.273cm" svg:height="1.397cm" svg:x="7.477cm" svg:y="10.017cm">
          <text:p text:style-name="P1">POPO</text:p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413cm" svg:height="1.397cm" svg:x="2.41cm" svg:y="10.017cm">
          <text:p text:style-name="P1">Key1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23cm" svg:y1="10.715cm" svg:x2="7.477cm" svg:y2="10.715cm" draw:start-shape="id11" draw:start-glue-point="1" draw:end-shape="id12" draw:end-glue-point="3" svg:d="M4823 10715h2654" svg:viewBox="0 0 2655 1">
          <text:p/>
        </draw:connector>
        <draw:custom-shape draw:style-name="gr1" draw:text-style-name="P1" xml:id="id14" draw:id="id14" draw:layer="layout" svg:width="8.128cm" svg:height="1.397cm" svg:x="6.982cm" svg:y="7.858cm">
          <text:p text:style-name="P1">Shift</text:p>
          <draw:enhanced-geometry svg:viewBox="0 0 21600 21600" draw:type="rectangle" draw:enhanced-path="M 0 0 L 21600 0 21600 21600 0 21600 0 0 Z N"/>
        </draw:custom-shape>
        <draw:custom-shape draw:style-name="gr1" draw:text-style-name="P1" xml:id="id13" draw:id="id13" draw:layer="layout" svg:width="2.413cm" svg:height="1.397cm" svg:x="2.41cm" svg:y="7.858cm">
          <text:p text:style-name="P1">Key3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4.823cm" svg:y1="8.556cm" svg:x2="6.982cm" svg:y2="8.556cm" draw:start-shape="id13" draw:start-glue-point="1" draw:end-shape="id14" draw:end-glue-point="3" svg:d="M4823 8556h2159" svg:viewBox="0 0 2160 1">
          <text:p/>
        </draw:connector>
        <draw:connector draw:style-name="gr2" draw:text-style-name="P1" draw:layer="layout" svg:x1="9.75cm" svg:y1="10.715cm" svg:x2="11.046cm" svg:y2="9.255cm" draw:start-shape="id12" draw:start-glue-point="1" draw:end-shape="id14" draw:end-glue-point="2" svg:d="M9750 10715h1296v-1460" svg:viewBox="0 0 1297 1461">
          <text:p/>
        </draw:connector>
        <draw:custom-shape draw:style-name="gr1" draw:text-style-name="P1" draw:layer="layout" svg:width="1.905cm" svg:height="1.397cm" svg:x="6.982cm" svg:y="5.699cm">
          <text:p text:style-name="P1">7S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397cm" svg:x="9.014cm" svg:y="5.699cm">
          <text:p text:style-name="P1">7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397cm" svg:x="11.046cm" svg:y="5.699cm">
          <text:p text:style-name="P1">7S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397cm" svg:x="13.078cm" svg:y="5.699cm">
          <text:p text:style-name="P1">7S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823cm" svg:y1="6.588cm" svg:x2="6.982cm" svg:y2="6.588cm">
          <text:p/>
        </draw:line>
        <draw:custom-shape draw:style-name="gr1" draw:text-style-name="P1" draw:layer="layout" svg:width="2.413cm" svg:height="1.397cm" svg:x="2.41cm" svg:y="5.826cm">
          <text:p text:style-name="P1">0</text:p>
          <draw:enhanced-geometry svg:viewBox="0 0 21600 21600" draw:type="rectangle" draw:enhanced-path="M 0 0 L 21600 0 21600 21600 0 21600 0 0 Z N"/>
        </draw:custom-shape>
        <draw:frame draw:style-name="gr5" draw:layer="layout" svg:width="1.383cm" svg:height="0.962cm" svg:x="5.077cm" svg:y="5.699cm">
          <draw:text-box>
            <text:p>dot</text:p>
          </draw:text-box>
        </draw:frame>
        <draw:line draw:style-name="gr4" draw:text-style-name="P1" draw:layer="layout" svg:x1="7.998cm" svg:y1="7.858cm" svg:x2="7.998cm" svg:y2="7.096cm">
          <text:p/>
        </draw:line>
        <draw:line draw:style-name="gr4" draw:text-style-name="P1" draw:layer="layout" svg:x1="10.03cm" svg:y1="7.858cm" svg:x2="10.03cm" svg:y2="7.096cm">
          <text:p/>
        </draw:line>
        <draw:line draw:style-name="gr4" draw:text-style-name="P1" draw:layer="layout" svg:x1="12.062cm" svg:y1="7.858cm" svg:x2="12.062cm" svg:y2="7.096cm">
          <text:p/>
        </draw:line>
        <draw:line draw:style-name="gr4" draw:text-style-name="P1" draw:layer="layout" svg:x1="14.094cm" svg:y1="7.858cm" svg:x2="14.094cm" svg:y2="7.096cm">
          <text:p/>
        </draw:line>
        <draw:frame draw:style-name="gr3" draw:layer="layout" svg:width="6.501cm" svg:height="0.962cm" svg:x="9.837cm" svg:y="12.049cm">
          <draw:text-box>
            <text:p>Shift: 4xD-FF (circuit)</text:p>
          </draw:text-box>
        </draw:frame>
        <draw:frame draw:style-name="gr6" draw:layer="layout" svg:width="1.277cm" svg:height="0.962cm" svg:x="5.077cm" svg:y="8.674cm">
          <draw:text-box>
            <text:p>clk</text:p>
          </draw:text-box>
        </draw:frame>
        <draw:frame draw:style-name="gr6" draw:layer="layout" svg:width="0.993cm" svg:height="0.962cm" svg:x="11.173cm" svg:y="9.128cm">
          <draw:text-box>
            <text:p>in</text:p>
          </draw:text-box>
        </draw:frame>
        <draw:frame draw:style-name="gr3" draw:layer="layout" svg:width="12.059cm" svg:height="2.384cm" svg:x="2.016cm" svg:y="13.754cm">
          <draw:text-box>
            <text:p>3.2 Ring Shift Register</text:p>
            <text:p>Dot bergeser secara otomatis tiap 3 detik</text:p>
            <text:p>Lalu coba turunkan sampai 20 mili detik</text:p>
          </draw:text-box>
        </draw:frame>
        <draw:custom-shape draw:style-name="gr1" draw:text-style-name="P1" xml:id="id16" draw:id="id16" draw:layer="layout" svg:width="2.794cm" svg:height="1.397cm" svg:x="9.382cm" svg:y="21.52cm">
          <text:p text:style-name="P1">N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5" draw:id="id15" draw:layer="layout" svg:width="2.413cm" svg:height="1.27cm" svg:x="4.556cm" svg:y="21.593cm">
          <text:p text:style-name="P1">Cloc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969cm" svg:y1="22.228cm" svg:x2="9.382cm" svg:y2="22.218cm" draw:start-shape="id15" draw:start-glue-point="1" draw:end-shape="id16" draw:end-glue-point="3" svg:d="M6969 22228h1206v-10h1207" svg:viewBox="0 0 2414 11">
          <text:p/>
        </draw:connector>
        <draw:custom-shape draw:style-name="gr1" draw:text-style-name="P1" xml:id="id17" draw:id="id17" draw:layer="layout" svg:width="8.128cm" svg:height="1.397cm" svg:x="6.715cm" svg:y="19.161cm">
          <text:p text:style-name="P1">Ring Shifter (4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79cm" svg:y1="21.52cm" svg:x2="10.779cm" svg:y2="20.558cm" draw:start-shape="id16" draw:start-glue-point="0" draw:end-shape="id17" draw:end-glue-point="2" svg:d="M10779 21520v-962" svg:viewBox="0 0 1 963">
          <text:p/>
        </draw:connector>
        <draw:custom-shape draw:style-name="gr1" draw:text-style-name="P1" draw:layer="layout" svg:width="1.905cm" svg:height="1.397cm" svg:x="6.715cm" svg:y="17.002cm">
          <text:p text:style-name="P1">7S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397cm" svg:x="8.747cm" svg:y="17.002cm">
          <text:p text:style-name="P1">7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397cm" svg:x="10.779cm" svg:y="17.002cm">
          <text:p text:style-name="P1">7S2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905cm" svg:height="1.397cm" svg:x="12.811cm" svg:y="17.002cm">
          <text:p text:style-name="P1">7S1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4.556cm" svg:y1="17.891cm" svg:x2="6.715cm" svg:y2="17.891cm">
          <text:p/>
        </draw:line>
        <draw:custom-shape draw:style-name="gr1" draw:text-style-name="P1" draw:layer="layout" svg:width="2.413cm" svg:height="1.397cm" svg:x="2.143cm" svg:y="17.129cm">
          <text:p text:style-name="P1">1</text:p>
          <draw:enhanced-geometry svg:viewBox="0 0 21600 21600" draw:type="rectangle" draw:enhanced-path="M 0 0 L 21600 0 21600 21600 0 21600 0 0 Z N"/>
        </draw:custom-shape>
        <draw:frame draw:style-name="gr5" draw:layer="layout" svg:width="1.383cm" svg:height="0.962cm" svg:x="4.81cm" svg:y="17.002cm">
          <draw:text-box>
            <text:p>dot</text:p>
          </draw:text-box>
        </draw:frame>
        <draw:line draw:style-name="gr4" draw:text-style-name="P1" draw:layer="layout" svg:x1="7.731cm" svg:y1="19.161cm" svg:x2="7.731cm" svg:y2="18.399cm">
          <text:p/>
        </draw:line>
        <draw:line draw:style-name="gr4" draw:text-style-name="P1" draw:layer="layout" svg:x1="9.763cm" svg:y1="19.161cm" svg:x2="9.763cm" svg:y2="18.399cm">
          <text:p/>
        </draw:line>
        <draw:line draw:style-name="gr4" draw:text-style-name="P1" draw:layer="layout" svg:x1="11.795cm" svg:y1="19.161cm" svg:x2="11.795cm" svg:y2="18.399cm">
          <text:p/>
        </draw:line>
        <draw:line draw:style-name="gr4" draw:text-style-name="P1" draw:layer="layout" svg:x1="13.827cm" svg:y1="19.161cm" svg:x2="13.827cm" svg:y2="18.399cm">
          <text:p/>
        </draw:line>
        <draw:custom-shape draw:style-name="gr1" draw:text-style-name="P1" xml:id="id18" draw:id="id18" draw:layer="layout" svg:width="2.54cm" svg:height="1.27cm" svg:x="15.335cm" svg:y="10.116cm">
          <text:p text:style-name="P1">LED2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75cm" svg:y1="10.715cm" svg:x2="15.335cm" svg:y2="10.751cm" draw:start-shape="id12" draw:start-glue-point="1" draw:end-shape="id18" draw:end-glue-point="3" svg:d="M9750 10715h2792v36h2793" svg:viewBox="0 0 5586 37">
          <text:p/>
        </draw:connector>
        <draw:frame draw:style-name="gr3" draw:layer="layout" svg:width="7.241cm" svg:height="0.962cm" svg:x="9.382cm" svg:y="23.533cm">
          <draw:text-box>
            <text:p>Shifter : 4xD-FF (circuit)</text:p>
          </draw:text-box>
        </draw:frame>
      </draw:page>
      <draw:page draw:name="page4" draw:style-name="dp1" draw:master-page-name="Default">
        <draw:frame draw:style-name="gr3" draw:layer="layout" svg:width="13.638cm" svg:height="1.673cm" svg:x="2.46cm" svg:y="1.001cm">
          <draw:text-box>
            <text:p>4. Multiplexer</text:p>
            <text:p>7S menampilkan nomor key yang ditekan (1-4)</text:p>
          </draw:text-box>
        </draw:frame>
        <draw:custom-shape draw:style-name="gr1" draw:text-style-name="P1" draw:layer="layout" svg:width="2.54cm" svg:height="2.286cm" svg:x="3.413cm" svg:y="3.413cm">
          <text:p text:style-name="P1">10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14.462cm" svg:y="3.413cm">
          <text:p text:style-name="P1">0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621cm" svg:height="1.016cm" svg:x="2.778cm" svg:y="7.15cm">
          <text:p text:style-name="P1">Multiplexer 4 bit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10.652cm" svg:y="3.413cm">
          <text:p text:style-name="P1">10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54cm" svg:height="2.286cm" svg:x="7.096cm" svg:y="3.413cm">
          <text:p text:style-name="P1">1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397cm" svg:x="4.048cm" svg:y="5.699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7.731cm" svg:y="5.699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11.414cm" svg:y="5.699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15.147cm" svg:y="5.699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159cm" svg:height="1.143cm" svg:x="3.413cm" svg:y="10.271cm">
          <text:p text:style-name="P1">Key1-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2.032cm" svg:x="4.048cm" svg:y="8.239cm">
          <text:p text:style-name="P1">4</text:p>
          <draw:enhanced-geometry svg:viewBox="0 0 21600 21600" draw:text-areas="?f0 ?f7 ?f2 21600" draw:type="up-arrow" draw:modifiers="1914.90672599692 5135.6643356643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524cm" svg:height="1.397cm" svg:x="9.382cm" svg:y="12.557cm">
          <text:p text:style-name="P1">7S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397cm" svg:x="9.509cm" svg:y="8.239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54cm" svg:height="1.524cm" svg:x="8.747cm" svg:y="9.636cm">
          <text:p text:style-name="P1">BCD</text:p>
          <text:p text:style-name="P1">7-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397cm" svg:x="9.509cm" svg:y="11.16cm">
          <text:p text:style-name="P1">7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9.096cm" svg:height="0.962cm" svg:x="9.509cm" svg:y="14.843cm">
          <draw:text-box>
            <text:p>Multiplex: verylog (switch saja)</text:p>
          </draw:text-box>
        </draw:frame>
        <draw:frame draw:style-name="gr3" draw:layer="layout" svg:width="2.157cm" svg:height="0.962cm" svg:x="4.937cm" svg:y="8.471cm">
          <draw:text-box>
            <text:p>select</text:p>
          </draw:text-box>
        </draw:frame>
      </draw:page>
      <draw:page draw:name="page5" draw:style-name="dp1" draw:master-page-name="Default">
        <draw:custom-shape draw:style-name="gr7" draw:text-style-name="P1" draw:layer="layout" svg:width="5.842cm" svg:height="0.508cm" svg:x="5.064cm" svg:y="20.558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6.604cm" svg:height="1.778cm" svg:x="7.477cm" svg:y="18.018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6.784cm" svg:height="0.962cm" svg:x="2.473cm" svg:y="1.002cm">
          <draw:text-box>
            <text:p>5. Aplikasi Stop Watch</text:p>
          </draw:text-box>
        </draw:frame>
        <draw:frame draw:style-name="gr3" draw:layer="layout" svg:width="16.034cm" svg:height="1.673cm" svg:x="2.397cm" svg:y="2.07cm">
          <draw:text-box>
            <text:p>Jika POPO=on, </text:p>
            <text:p>cacahan naik otomatis setiap 1 detik, bisa sampai 9999</text:p>
          </draw:text-box>
        </draw:frame>
        <draw:custom-shape draw:style-name="gr1" draw:text-style-name="P1" xml:id="id29" draw:id="id29" draw:layer="layout" svg:width="2.54cm" svg:height="2.286cm" svg:x="3.54cm" svg:y="8.747cm">
          <text:p text:style-name="P1">Decade</text:p>
          <text:p text:style-name="P1">Counter</text:p>
          <text:p text:style-name="P1">(1000)</text:p>
          <draw:enhanced-geometry svg:viewBox="0 0 21600 21600" draw:type="rectangle" draw:enhanced-path="M 0 0 L 21600 0 21600 21600 0 21600 0 0 Z N"/>
        </draw:custom-shape>
        <draw:custom-shape draw:style-name="gr1" draw:text-style-name="P1" xml:id="id21" draw:id="id21" draw:layer="layout" svg:width="2.159cm" svg:height="1.143cm" svg:x="1cm" svg:y="4.175cm">
          <text:p text:style-name="P1">Key1</text:p>
          <draw:enhanced-geometry svg:viewBox="0 0 21600 21600" draw:type="rectangle" draw:enhanced-path="M 0 0 L 21600 0 21600 21600 0 21600 0 0 Z N"/>
        </draw:custom-shape>
        <draw:custom-shape draw:style-name="gr1" draw:text-style-name="P1" xml:id="id22" draw:id="id22" draw:layer="layout" svg:width="2.159cm" svg:height="1.016cm" svg:x="12.557cm" svg:y="4.175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2.413cm" svg:height="1.778cm" svg:x="16.621cm" svg:y="3.794cm">
          <text:p text:style-name="P1">N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19" draw:id="id19" draw:layer="layout" svg:width="2.667cm" svg:height="1.143cm" svg:x="7.096cm" svg:y="4.175cm">
          <text:p text:style-name="P1">POPO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8.429cm" svg:y1="5.318cm" svg:x2="12.049cm" svg:y2="8.747cm" draw:start-shape="id19" draw:start-glue-point="2" draw:end-shape="id20" svg:d="M8429 5318v1714h3620v1715" svg:viewBox="0 0 3621 3430">
          <text:p/>
        </draw:connector>
        <draw:connector draw:style-name="gr2" draw:text-style-name="P1" draw:layer="layout" svg:x1="3.159cm" svg:y1="4.746cm" svg:x2="7.096cm" svg:y2="4.746cm" draw:start-shape="id21" draw:start-glue-point="1" draw:end-shape="id19" draw:end-glue-point="3" svg:d="M3159 4746h3937" svg:viewBox="0 0 3938 1">
          <text:p/>
        </draw:connector>
        <draw:connector draw:style-name="gr2" draw:text-style-name="P1" draw:layer="layout" svg:x1="14.716cm" svg:y1="4.683cm" svg:x2="16.621cm" svg:y2="4.683cm" draw:start-shape="id22" draw:start-glue-point="1" draw:end-shape="id23" draw:end-glue-point="3" svg:d="M14716 4683h1905" svg:viewBox="0 0 1906 1">
          <text:p/>
        </draw:connector>
        <draw:connector draw:style-name="gr2" draw:text-style-name="P1" draw:layer="layout" svg:x1="17.827cm" svg:y1="5.572cm" svg:x2="17.129cm" svg:y2="9.89cm" draw:start-shape="id23" draw:start-glue-point="2" draw:end-shape="id24" draw:end-glue-point="1" svg:d="M17827 5572v4318h-698" svg:viewBox="0 0 699 4319">
          <text:p/>
        </draw:connector>
        <draw:frame draw:style-name="gr3" draw:layer="layout" svg:width="1.349cm" svg:height="0.962cm" svg:x="3.286cm" svg:y="3.794cm">
          <draw:text-box>
            <text:p>cnt</text:p>
          </draw:text-box>
        </draw:frame>
        <draw:frame draw:style-name="gr8" draw:layer="layout" svg:width="1.205cm" svg:height="0.962cm" svg:x="4.875cm" svg:y="7.858cm">
          <draw:text-box>
            <text:p>en</text:p>
          </draw:text-box>
        </draw:frame>
        <draw:custom-shape draw:style-name="gr1" draw:text-style-name="P1" xml:id="id26" draw:id="id26" draw:layer="layout" svg:width="3.048cm" svg:height="1.397cm" svg:x="9.255cm" svg:y="23.933cm">
          <text:p text:style-name="P1">N</text:p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1" draw:text-style-name="P1" xml:id="id25" draw:id="id25" draw:layer="layout" svg:width="2.413cm" svg:height="1.27cm" svg:x="4.429cm" svg:y="24.006cm">
          <text:p text:style-name="P1">Clock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842cm" svg:y1="24.641cm" svg:x2="9.255cm" svg:y2="24.631cm" draw:start-shape="id25" draw:start-glue-point="1" draw:end-shape="id26" draw:end-glue-point="3" svg:d="M6842 24641h1206v-10h1207" svg:viewBox="0 0 2414 11">
          <text:p/>
        </draw:connector>
        <draw:custom-shape draw:style-name="gr1" draw:text-style-name="P1" xml:id="id27" draw:id="id27" draw:layer="layout" svg:width="6.604cm" svg:height="1.397cm" svg:x="7.477cm" svg:y="21.574cm">
          <text:p text:style-name="P1">Ring Shifter (4)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779cm" svg:y1="23.933cm" svg:x2="10.779cm" svg:y2="22.971cm" draw:start-shape="id26" draw:start-glue-point="0" draw:end-shape="id27" draw:end-glue-point="2" svg:d="M10779 23933v-962" svg:viewBox="0 0 1 963">
          <text:p/>
        </draw:connector>
        <draw:custom-shape draw:style-name="gr1" draw:text-style-name="P1" draw:layer="layout" svg:width="1.524cm" svg:height="1.397cm" svg:x="7.731cm" svg:y="18.145cm">
          <text:p text:style-name="P1">7S5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39cm" svg:height="1.397cm" svg:x="9.24cm" svg:y="18.156cm">
          <text:p text:style-name="P1">7S4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397cm" svg:x="10.779cm" svg:y="18.145cm">
          <text:p text:style-name="P1">7S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24cm" svg:height="1.397cm" svg:x="12.303cm" svg:y="18.145cm">
          <text:p text:style-name="P1">7S4</text:p>
          <draw:enhanced-geometry svg:viewBox="0 0 21600 21600" draw:type="rectangle" draw:enhanced-path="M 0 0 L 21600 0 21600 21600 0 21600 0 0 Z N"/>
        </draw:custom-shape>
        <draw:custom-shape draw:style-name="gr1" draw:text-style-name="P1" xml:id="id24" draw:id="id24" draw:layer="layout" svg:width="2.54cm" svg:height="2.286cm" svg:x="14.589cm" svg:y="8.747cm">
          <text:p text:style-name="P1">Decade</text:p>
          <text:p text:style-name="P1">Counter</text:p>
          <text:p text:style-name="P1">(1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5.621cm" svg:height="1.016cm" svg:x="2.905cm" svg:y="12.484cm">
          <text:p text:style-name="P1">Multiplexer 4 bit</text:p>
          <draw:enhanced-geometry svg:viewBox="0 0 21600 21600" draw:type="rectangle" draw:enhanced-path="M 0 0 L 21600 0 21600 21600 0 21600 0 0 Z N"/>
        </draw:custom-shape>
        <draw:custom-shape draw:style-name="gr1" draw:text-style-name="P1" xml:id="id20" draw:id="id20" draw:layer="layout" svg:width="2.54cm" svg:height="2.286cm" svg:x="10.779cm" svg:y="8.747cm">
          <text:p text:style-name="P1">Decade</text:p>
          <text:p text:style-name="P1">Counter</text:p>
          <text:p text:style-name="P1">(10)</text:p>
          <draw:enhanced-geometry svg:viewBox="0 0 21600 21600" draw:type="rectangle" draw:enhanced-path="M 0 0 L 21600 0 21600 21600 0 21600 0 0 Z N"/>
        </draw:custom-shape>
        <draw:custom-shape draw:style-name="gr1" draw:text-style-name="P1" xml:id="id28" draw:id="id28" draw:layer="layout" svg:width="2.54cm" svg:height="2.286cm" svg:x="7.223cm" svg:y="8.747cm">
          <text:p text:style-name="P1">Decade</text:p>
          <text:p text:style-name="P1">Counter</text:p>
          <text:p text:style-name="P1">(100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397cm" svg:x="4.175cm" svg:y="11.033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7.858cm" svg:y="11.033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11.541cm" svg:y="11.033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15.274cm" svg:y="11.033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397cm" svg:x="10.017cm" svg:y="13.573cm">
          <text:p text:style-name="P1">4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2.54cm" svg:height="1.524cm" svg:x="9.255cm" svg:y="14.97cm">
          <text:p text:style-name="P1">BCD</text:p>
          <text:p text:style-name="P1">7-S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43cm" svg:height="1.397cm" svg:x="10.017cm" svg:y="16.494cm">
          <text:p text:style-name="P1">7</text:p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" draw:text-style-name="P1" draw:layer="layout" svg:x1="14.589cm" svg:y1="9.89cm" svg:x2="13.319cm" svg:y2="9.89cm" draw:start-shape="id24" draw:start-glue-point="3" draw:end-shape="id20" draw:end-glue-point="1" svg:d="M14589 9890h-1270" svg:viewBox="0 0 1271 1">
          <text:p/>
        </draw:connector>
        <draw:connector draw:style-name="gr2" draw:text-style-name="P1" draw:layer="layout" svg:x1="10.779cm" svg:y1="9.89cm" svg:x2="9.763cm" svg:y2="9.89cm" draw:start-shape="id20" draw:start-glue-point="3" draw:end-shape="id28" draw:end-glue-point="1" svg:d="M10779 9890h-1016" svg:viewBox="0 0 1017 1">
          <text:p/>
        </draw:connector>
        <draw:connector draw:style-name="gr2" draw:text-style-name="P1" draw:layer="layout" svg:x1="7.223cm" svg:y1="9.89cm" svg:x2="6.08cm" svg:y2="9.89cm" draw:start-shape="id28" draw:start-glue-point="3" draw:end-shape="id29" draw:end-glue-point="1" svg:d="M7223 9890h-1143" svg:viewBox="0 0 1144 1">
          <text:p/>
        </draw:connector>
        <draw:custom-shape draw:style-name="gr7" draw:text-style-name="P1" draw:layer="layout" svg:width="1.016cm" svg:height="7.493cm" svg:x="4.81cm" svg:y="13.573cm">
          <text:p/>
          <draw:enhanced-geometry svg:viewBox="0 0 21600 21600" draw:text-areas="?f0 ?f7 ?f2 21600" draw:type="up-arrow" draw:modifiers="1914.90672599692 5135.6643356643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1.143cm" svg:height="1.778cm" svg:x="10.144cm" svg:y="19.796cm">
          <text:p text:style-name="P1">4</text:p>
          <draw:enhanced-geometry svg:viewBox="0 0 21600 21600" draw:text-areas="?f0 ?f7 ?f2 21600" draw:type="up-arrow" draw:modifiers="5852.27655986509 6268.5314685314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2" draw:text-style-name="P1" draw:layer="layout" svg:x1="8.429cm" svg:y1="5.318cm" svg:x2="4.81cm" svg:y2="8.747cm" draw:start-shape="id19" draw:start-glue-point="2" draw:end-shape="id29" draw:end-glue-point="0" svg:d="M8429 5318v1714h-3619v1715" svg:viewBox="0 0 3620 3430">
          <text:p/>
        </draw:connector>
        <draw:connector draw:style-name="gr2" draw:text-style-name="P1" draw:layer="layout" svg:x1="8.429cm" svg:y1="5.318cm" svg:x2="8.493cm" svg:y2="8.747cm" draw:start-shape="id19" draw:start-glue-point="2" draw:end-shape="id28" draw:end-glue-point="0" svg:d="M8429 5318v1714h64v1715" svg:viewBox="0 0 65 3430">
          <text:p/>
        </draw:connector>
        <draw:connector draw:style-name="gr2" draw:text-style-name="P1" draw:layer="layout" svg:x1="8.429cm" svg:y1="5.318cm" svg:x2="15.859cm" svg:y2="8.747cm" draw:start-shape="id19" draw:start-glue-point="2" draw:end-shape="id24" draw:end-glue-point="0" svg:d="M8429 5318v1714h7430v1715" svg:viewBox="0 0 7431 3430">
          <text:p/>
        </draw:connector>
        <draw:frame draw:style-name="gr9" draw:layer="layout" svg:width="11.449cm" svg:height="2.54cm" svg:x="7.35cm" svg:y="25.892cm">
          <draw:text-box>
            <text:p>Decade Counter cascade</text:p>
            <text:p>N Counter =&gt; decade counter = 1 detik</text:p>
            <text:p>N Counter =&gt; Ring Shifter = 20 m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6T00:53:43.748720553</meta:creation-date>
    <dc:date>2017-03-16T09:36:48.798937705</dc:date>
    <meta:editing-duration>PT2H25M54S</meta:editing-duration>
    <meta:editing-cycles>13</meta:editing-cycles>
    <meta:generator>LibreOffice/4.2.8.2$Linux_X86_64 LibreOffice_project/420m0$Build-2</meta:generator>
    <meta:document-statistic meta:object-count="157"/>
  </office:meta>
</office:document-meta>
</file>